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3, 2018 <text:span text:style-name="T2">50 miles </text:span></text:p>
      <text:p text:style-name="P1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1">th</text:span> birthday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8-10-16T10:48:28.92</meta:creation-date>
    <dc:date>2018-10-16T11:27:50.76</dc:date>
    <dc:creator>James  Lombardi</dc:creator>
    <meta:editing-duration>PT3M36S</meta:editing-duration>
    <meta:editing-cycles>3</meta:editing-cycles>
    <meta:generator>OpenOffice/4.1.2$Win32 OpenOffice.org_project/412m3$Build-9782</meta:generator>
    <meta:document-statistic meta:table-count="0" meta:image-count="0" meta:object-count="0" meta:page-count="1" meta:paragraph-count="2" meta:word-count="152" meta:character-count="811"/>
  </office:meta>
</office:document-meta>
</file>